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table:shapes>
          <draw:frame draw:z-index="0" draw:style-name="gr1" draw:text-style-name="P1" svg:width="453.74pt" svg:height="255.26pt" svg:x="7pt" svg:y="153.58pt">
            <draw:object draw:notify-on-update-of-ranges="benchmark_results.A1:benchmark_results.A1 benchmark_results.B1:benchmark_results.B1 benchmark_results.A2:benchmark_results.A2 benchmark_results.B2:benchmark_results.B2 benchmark_results.A3:benchmark_results.A3 benchmark_results.B3:benchmark_results.B3 benchmark_results.A4:benchmark_results.A4 benchmark_results.B4:benchmark_results.B4 benchmark_results.A5:benchmark_results.A5 benchmark_results.B5:benchmark_results.B5 benchmark_results.A6:benchmark_results.A6 benchmark_results.B6:benchmark_results.B6 benchmark_results.A7:benchmark_results.A7 benchmark_results.B7:benchmark_results.B7 benchmark_results.A8:benchmark_results.A8 benchmark_results.B8:benchmark_results.B8 benchmark_results.A9:benchmark_results.A9 benchmark_results.B9:benchmark_results.B9 benchmark_results.A10:benchmark_results.A10 benchmark_results.B10:benchmark_results.B10 benchmark_results.A11:benchmark_results.A11 benchmark_results.B11:benchmark_results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2.95pt" svg:height="255.23pt" svg:x="10.09pt" svg:y="418.65pt">
            <draw:object draw:notify-on-update-of-ranges="benchmark_results.A2:benchmark_results.A2 benchmark_results.C2:benchmark_results.C2 benchmark_results.A3:benchmark_results.A3 benchmark_results.C3:benchmark_results.C3 benchmark_results.A4:benchmark_results.A4 benchmark_results.C4:benchmark_results.C4 benchmark_results.A5:benchmark_results.A5 benchmark_results.C5:benchmark_results.C5 benchmark_results.A6:benchmark_results.A6 benchmark_results.C6:benchmark_results.C6 benchmark_results.A7:benchmark_results.A7 benchmark_results.C7:benchmark_results.C7 benchmark_results.A8:benchmark_results.A8 benchmark_results.C8:benchmark_results.C8 benchmark_results.A9:benchmark_results.A9 benchmark_results.C9:benchmark_results.C9 benchmark_results.A10:benchmark_results.A10 benchmark_results.C10:benchmark_results.C10 benchmark_results.A11:benchmark_results.A11 benchmark_results.C11:benchmark_results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74pt" svg:height="255.23pt" svg:x="497.99pt" svg:y="235.67pt">
            <draw:object draw:notify-on-update-of-ranges="benchmark_results.A2:benchmark_results.A2 benchmark_results.D2:benchmark_results.D2 benchmark_results.A3:benchmark_results.A3 benchmark_results.D3:benchmark_results.D3 benchmark_results.A4:benchmark_results.A4 benchmark_results.D4:benchmark_results.D4 benchmark_results.A5:benchmark_results.A5 benchmark_results.D5:benchmark_results.D5 benchmark_results.A6:benchmark_results.A6 benchmark_results.D6:benchmark_results.D6 benchmark_results.A7:benchmark_results.A7 benchmark_results.D7:benchmark_results.D7 benchmark_results.A8:benchmark_results.A8 benchmark_results.D8:benchmark_results.D8 benchmark_results.A9:benchmark_results.A9 benchmark_results.D9:benchmark_results.D9 benchmark_results.A10:benchmark_results.A10 benchmark_results.D10:benchmark_results.D10 benchmark_results.A11:benchmark_results.A11 benchmark_results.D11:benchmark_results.D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verall (average)</text:p>
          </table:table-cell>
          <table:table-cell table:style-name="Default" office:value-type="string" calcext:value-type="string">
            <text:p>Single (average)</text:p>
          </table:table-cell>
          <table:table-cell table:style-name="Default" office:value-type="string" calcext:value-type="string">
            <text:p>Multiple (average)</text:p>
          </table:table-cell>
          <table:table-cell table:style-name="Default" office:value-type="string" calcext:value-type="string">
            <text:p>single primitive</text:p>
          </table:table-cell>
          <table:table-cell table:style-name="Default" office:value-type="string" calcext:value-type="string">
            <text:p>single array</text:p>
          </table:table-cell>
          <table:table-cell table:style-name="Default" office:value-type="string" calcext:value-type="string">
            <text:p>single object</text:p>
          </table:table-cell>
          <table:table-cell table:style-name="Default" office:value-type="string" calcext:value-type="string">
            <text:p>multiple primitive</text:p>
          </table:table-cell>
          <table:table-cell table:style-name="Default" office:value-type="string" calcext:value-type="string">
            <text:p>multiple array</text:p>
          </table:table-cell>
          <table:table-cell table:style-name="Default" office:value-type="string" calcext:value-type="string">
            <text:p>multiple object</text:p>
          </table:table-cell>
        </table:table-row>
        <table:table-row table:style-name="ro1">
          <table:table-cell office:value-type="string" calcext:value-type="string">
            <text:p>moize</text:p>
          </table:table-cell>
          <table:table-cell table:style-name="Default" office:value-type="float" office:value="54174185" calcext:value-type="float">
            <text:p>54174185</text:p>
          </table:table-cell>
          <table:table-cell table:style-name="Default" office:value-type="float" office:value="63114600" calcext:value-type="float">
            <text:p>63114600</text:p>
          </table:table-cell>
          <table:table-cell table:style-name="Default" office:value-type="float" office:value="45233770" calcext:value-type="float">
            <text:p>45233770</text:p>
          </table:table-cell>
          <table:table-cell table:style-name="Default" office:value-type="float" office:value="71543826" calcext:value-type="float">
            <text:p>71543826</text:p>
          </table:table-cell>
          <table:table-cell table:style-name="Default" office:value-type="float" office:value="58764177" calcext:value-type="float">
            <text:p>58764177</text:p>
          </table:table-cell>
          <table:table-cell table:style-name="Default" office:value-type="float" office:value="59035797" calcext:value-type="float">
            <text:p>59035797</text:p>
          </table:table-cell>
          <table:table-cell table:style-name="Default" office:value-type="float" office:value="45704980" calcext:value-type="float">
            <text:p>45704980</text:p>
          </table:table-cell>
          <table:table-cell table:style-name="Default" office:value-type="float" office:value="44978364" calcext:value-type="float">
            <text:p>44978364</text:p>
          </table:table-cell>
          <table:table-cell table:style-name="Default" office:value-type="float" office:value="45017968" calcext:value-type="float">
            <text:p>45017968</text:p>
          </table:table-cell>
        </table:table-row>
        <table:table-row table:style-name="ro1">
          <table:table-cell office:value-type="string" calcext:value-type="string">
            <text:p>fast-memoize</text:p>
          </table:table-cell>
          <table:table-cell table:style-name="Default" office:value-type="float" office:value="37591552" calcext:value-type="float">
            <text:p>37591552</text:p>
          </table:table-cell>
          <table:table-cell table:style-name="Default" office:value-type="float" office:value="74183948" calcext:value-type="float">
            <text:p>74183948</text:p>
          </table:table-cell>
          <table:table-cell table:style-name="Default" office:value-type="float" office:value="999155" calcext:value-type="float">
            <text:p>999155</text:p>
          </table:table-cell>
          <table:table-cell table:style-name="Default" office:value-type="float" office:value="219504451" calcext:value-type="float">
            <text:p>219504451</text:p>
          </table:table-cell>
          <table:table-cell table:style-name="Default" office:value-type="float" office:value="1582247" calcext:value-type="float">
            <text:p>1582247</text:p>
          </table:table-cell>
          <table:table-cell table:style-name="Default" office:value-type="float" office:value="1465147" calcext:value-type="float">
            <text:p>1465147</text:p>
          </table:table-cell>
          <table:table-cell table:style-name="Default" office:value-type="float" office:value="1210230" calcext:value-type="float">
            <text:p>1210230</text:p>
          </table:table-cell>
          <table:table-cell table:style-name="Default" office:value-type="float" office:value="972741" calcext:value-type="float">
            <text:p>972741</text:p>
          </table:table-cell>
          <table:table-cell table:style-name="Default" office:value-type="float" office:value="814496" calcext:value-type="float">
            <text:p>814496</text:p>
          </table:table-cell>
        </table:table-row>
        <table:table-row table:style-name="ro1">
          <table:table-cell office:value-type="string" calcext:value-type="string">
            <text:p>memoizee</text:p>
          </table:table-cell>
          <table:table-cell table:style-name="Default" office:value-type="float" office:value="10953206" calcext:value-type="float">
            <text:p>10953206</text:p>
          </table:table-cell>
          <table:table-cell table:style-name="Default" office:value-type="float" office:value="13429670" calcext:value-type="float">
            <text:p>13429670</text:p>
          </table:table-cell>
          <table:table-cell table:style-name="Default" office:value-type="float" office:value="8476743" calcext:value-type="float">
            <text:p>8476743</text:p>
          </table:table-cell>
          <table:table-cell table:style-name="Default" office:value-type="float" office:value="16114807" calcext:value-type="float">
            <text:p>16114807</text:p>
          </table:table-cell>
          <table:table-cell table:style-name="Default" office:value-type="float" office:value="12226505" calcext:value-type="float">
            <text:p>12226505</text:p>
          </table:table-cell>
          <table:table-cell table:style-name="Default" office:value-type="float" office:value="11947699" calcext:value-type="float">
            <text:p>11947699</text:p>
          </table:table-cell>
          <table:table-cell table:style-name="Default" office:value-type="float" office:value="10238867" calcext:value-type="float">
            <text:p>10238867</text:p>
          </table:table-cell>
          <table:table-cell table:style-name="Default" office:value-type="float" office:value="7615024" calcext:value-type="float">
            <text:p>7615024</text:p>
          </table:table-cell>
          <table:table-cell table:style-name="Default" office:value-type="float" office:value="7576339" calcext:value-type="float">
            <text:p>7576339</text:p>
          </table:table-cell>
        </table:table-row>
        <table:table-row table:style-name="ro1">
          <table:table-cell office:value-type="string" calcext:value-type="string">
            <text:p>lodash</text:p>
          </table:table-cell>
          <table:table-cell table:style-name="Default" office:value-type="float" office:value="7760981" calcext:value-type="float">
            <text:p>7760981</text:p>
          </table:table-cell>
          <table:table-cell table:style-name="Default" office:value-type="float" office:value="14392042" calcext:value-type="float">
            <text:p>14392042</text:p>
          </table:table-cell>
          <table:table-cell table:style-name="Default" office:value-type="float" office:value="1129921" calcext:value-type="float">
            <text:p>1129921</text:p>
          </table:table-cell>
          <table:table-cell table:style-name="Default" office:value-type="float" office:value="27195493" calcext:value-type="float">
            <text:p>27195493</text:p>
          </table:table-cell>
          <table:table-cell table:style-name="Default" office:value-type="float" office:value="8059276" calcext:value-type="float">
            <text:p>8059276</text:p>
          </table:table-cell>
          <table:table-cell table:style-name="Default" office:value-type="float" office:value="7921357" calcext:value-type="float">
            <text:p>7921357</text:p>
          </table:table-cell>
          <table:table-cell table:style-name="Default" office:value-type="float" office:value="1396024" calcext:value-type="float">
            <text:p>1396024</text:p>
          </table:table-cell>
          <table:table-cell table:style-name="Default" office:value-type="float" office:value="1106101" calcext:value-type="float">
            <text:p>1106101</text:p>
          </table:table-cell>
          <table:table-cell table:style-name="Default" office:value-type="float" office:value="887640" calcext:value-type="float">
            <text:p>887640</text:p>
          </table:table-cell>
        </table:table-row>
        <table:table-row table:style-name="ro1">
          <table:table-cell office:value-type="string" calcext:value-type="string">
            <text:p>lru-memoize</text:p>
          </table:table-cell>
          <table:table-cell table:style-name="Default" office:value-type="float" office:value="6818881" calcext:value-type="float">
            <text:p>6818881</text:p>
          </table:table-cell>
          <table:table-cell table:style-name="Default" office:value-type="float" office:value="7216322" calcext:value-type="float">
            <text:p>7216322</text:p>
          </table:table-cell>
          <table:table-cell table:style-name="Default" office:value-type="float" office:value="6421440" calcext:value-type="float">
            <text:p>6421440</text:p>
          </table:table-cell>
          <table:table-cell table:style-name="Default" office:value-type="float" office:value="7761636" calcext:value-type="float">
            <text:p>7761636</text:p>
          </table:table-cell>
          <table:table-cell table:style-name="Default" office:value-type="float" office:value="7016605" calcext:value-type="float">
            <text:p>7016605</text:p>
          </table:table-cell>
          <table:table-cell table:style-name="Default" office:value-type="float" office:value="6870726" calcext:value-type="float">
            <text:p>6870726</text:p>
          </table:table-cell>
          <table:table-cell table:style-name="Default" office:value-type="float" office:value="6472962" calcext:value-type="float">
            <text:p>6472962</text:p>
          </table:table-cell>
          <table:table-cell table:style-name="Default" office:value-type="float" office:value="6323183" calcext:value-type="float">
            <text:p>6323183</text:p>
          </table:table-cell>
          <table:table-cell table:style-name="Default" office:value-type="float" office:value="6468176" calcext:value-type="float">
            <text:p>6468176</text:p>
          </table:table-cell>
        </table:table-row>
        <table:table-row table:style-name="ro1">
          <table:table-cell office:value-type="string" calcext:value-type="string">
            <text:p>underscore</text:p>
          </table:table-cell>
          <table:table-cell table:style-name="Default" office:value-type="float" office:value="5140473" calcext:value-type="float">
            <text:p>5140473</text:p>
          </table:table-cell>
          <table:table-cell table:style-name="Default" office:value-type="float" office:value="9073217" calcext:value-type="float">
            <text:p>9073217</text:p>
          </table:table-cell>
          <table:table-cell table:style-name="Default" office:value-type="float" office:value="1207730" calcext:value-type="float">
            <text:p>1207730</text:p>
          </table:table-cell>
          <table:table-cell table:style-name="Default" office:value-type="float" office:value="22750266" calcext:value-type="float">
            <text:p>22750266</text:p>
          </table:table-cell>
          <table:table-cell table:style-name="Default" office:value-type="float" office:value="2419458" calcext:value-type="float">
            <text:p>2419458</text:p>
          </table:table-cell>
          <table:table-cell table:style-name="Default" office:value-type="float" office:value="2049928" calcext:value-type="float">
            <text:p>2049928</text:p>
          </table:table-cell>
          <table:table-cell table:style-name="Default" office:value-type="float" office:value="1490129" calcext:value-type="float">
            <text:p>1490129</text:p>
          </table:table-cell>
          <table:table-cell table:style-name="Default" office:value-type="float" office:value="1181751" calcext:value-type="float">
            <text:p>1181751</text:p>
          </table:table-cell>
          <table:table-cell table:style-name="Default" office:value-type="float" office:value="951310" calcext:value-type="float">
            <text:p>951310</text:p>
          </table:table-cell>
        </table:table-row>
        <table:table-row table:style-name="ro1">
          <table:table-cell office:value-type="string" calcext:value-type="string">
            <text:p>memoizerific</text:p>
          </table:table-cell>
          <table:table-cell table:style-name="Default" office:value-type="float" office:value="4320437" calcext:value-type="float">
            <text:p>4320437</text:p>
          </table:table-cell>
          <table:table-cell table:style-name="Default" office:value-type="float" office:value="4784512" calcext:value-type="float">
            <text:p>4784512</text:p>
          </table:table-cell>
          <table:table-cell table:style-name="Default" office:value-type="float" office:value="3856362" calcext:value-type="float">
            <text:p>3856362</text:p>
          </table:table-cell>
          <table:table-cell table:style-name="Default" office:value-type="float" office:value="5608168" calcext:value-type="float">
            <text:p>5608168</text:p>
          </table:table-cell>
          <table:table-cell table:style-name="Default" office:value-type="float" office:value="4374440" calcext:value-type="float">
            <text:p>4374440</text:p>
          </table:table-cell>
          <table:table-cell table:style-name="Default" office:value-type="float" office:value="4370928" calcext:value-type="float">
            <text:p>4370928</text:p>
          </table:table-cell>
          <table:table-cell table:style-name="Default" office:value-type="float" office:value="4568332" calcext:value-type="float">
            <text:p>4568332</text:p>
          </table:table-cell>
          <table:table-cell table:style-name="Default" office:value-type="float" office:value="3455887" calcext:value-type="float">
            <text:p>3455887</text:p>
          </table:table-cell>
          <table:table-cell table:style-name="Default" office:value-type="float" office:value="3544867" calcext:value-type="float">
            <text:p>3544867</text:p>
          </table:table-cell>
        </table:table-row>
        <table:table-row table:style-name="ro1">
          <table:table-cell office:value-type="string" calcext:value-type="string">
            <text:p>ramda</text:p>
          </table:table-cell>
          <table:table-cell table:style-name="Default" office:value-type="float" office:value="3831370" calcext:value-type="float">
            <text:p>3831370</text:p>
          </table:table-cell>
          <table:table-cell table:style-name="Default" office:value-type="float" office:value="6470175" calcext:value-type="float">
            <text:p>6470175</text:p>
          </table:table-cell>
          <table:table-cell table:style-name="Default" office:value-type="float" office:value="1192564" calcext:value-type="float">
            <text:p>1192564</text:p>
          </table:table-cell>
          <table:table-cell table:style-name="Default" office:value-type="float" office:value="15012589" calcext:value-type="float">
            <text:p>15012589</text:p>
          </table:table-cell>
          <table:table-cell table:style-name="Default" office:value-type="float" office:value="2380971" calcext:value-type="float">
            <text:p>2380971</text:p>
          </table:table-cell>
          <table:table-cell table:style-name="Default" office:value-type="float" office:value="2016966" calcext:value-type="float">
            <text:p>2016966</text:p>
          </table:table-cell>
          <table:table-cell table:style-name="Default" office:value-type="float" office:value="1470378" calcext:value-type="float">
            <text:p>1470378</text:p>
          </table:table-cell>
          <table:table-cell table:style-name="Default" office:value-type="float" office:value="1161390" calcext:value-type="float">
            <text:p>1161390</text:p>
          </table:table-cell>
          <table:table-cell table:style-name="Default" office:value-type="float" office:value="945926" calcext:value-type="float">
            <text:p>945926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table:style-name="Default" office:value-type="float" office:value="2679860" calcext:value-type="float">
            <text:p>2679860</text:p>
          </table:table-cell>
          <table:table-cell table:style-name="Default" office:value-type="float" office:value="4138450" calcext:value-type="float">
            <text:p>4138450</text:p>
          </table:table-cell>
          <table:table-cell table:style-name="Default" office:value-type="float" office:value="1221271" calcext:value-type="float">
            <text:p>1221271</text:p>
          </table:table-cell>
          <table:table-cell table:style-name="Default" office:value-type="float" office:value="9431005" calcext:value-type="float">
            <text:p>9431005</text:p>
          </table:table-cell>
          <table:table-cell table:style-name="Default" office:value-type="float" office:value="1554267" calcext:value-type="float">
            <text:p>1554267</text:p>
          </table:table-cell>
          <table:table-cell table:style-name="Default" office:value-type="float" office:value="1430078" calcext:value-type="float">
            <text:p>1430078</text:p>
          </table:table-cell>
          <table:table-cell table:style-name="Default" office:value-type="float" office:value="1537629" calcext:value-type="float">
            <text:p>1537629</text:p>
          </table:table-cell>
          <table:table-cell table:style-name="Default" office:value-type="float" office:value="1197269" calcext:value-type="float">
            <text:p>1197269</text:p>
          </table:table-cell>
          <table:table-cell table:style-name="Default" office:value-type="float" office:value="928915" calcext:value-type="float">
            <text:p>928915</text:p>
          </table:table-cell>
        </table:table-row>
        <table:table-row table:style-name="ro1">
          <table:table-cell office:value-type="string" calcext:value-type="string">
            <text:p>addy-osmani</text:p>
          </table:table-cell>
          <table:table-cell table:style-name="Default" office:value-type="float" office:value="2504948" calcext:value-type="float">
            <text:p>2504948</text:p>
          </table:table-cell>
          <table:table-cell table:style-name="Default" office:value-type="float" office:value="3224227" calcext:value-type="float">
            <text:p>3224227</text:p>
          </table:table-cell>
          <table:table-cell table:style-name="Default" office:value-type="float" office:value="1785669" calcext:value-type="float">
            <text:p>1785669</text:p>
          </table:table-cell>
          <table:table-cell table:style-name="Default" office:value-type="float" office:value="6430710" calcext:value-type="float">
            <text:p>6430710</text:p>
          </table:table-cell>
          <table:table-cell table:style-name="Default" office:value-type="float" office:value="1560466" calcext:value-type="float">
            <text:p>1560466</text:p>
          </table:table-cell>
          <table:table-cell table:style-name="Default" office:value-type="float" office:value="1681506" calcext:value-type="float">
            <text:p>1681506</text:p>
          </table:table-cell>
          <table:table-cell table:style-name="Default" office:value-type="float" office:value="3215093" calcext:value-type="float">
            <text:p>3215093</text:p>
          </table:table-cell>
          <table:table-cell table:style-name="Default" office:value-type="float" office:value="1184364" calcext:value-type="float">
            <text:p>1184364</text:p>
          </table:table-cell>
          <table:table-cell table:style-name="Default" office:value-type="float" office:value="957550" calcext:value-type="float">
            <text:p>95755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 style:data-style-name="N2" text:time-value="14:37:08.975002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1T14:38:51.241712059</dc:date>
    <meta:editing-duration>PT23M47S</meta:editing-duration>
    <meta:editing-cycles>8</meta:editing-cycles>
    <meta:generator>LibreOffice/6.0.2.1.0$Linux_X86_64 LibreOffice_project/00m0$Build-1</meta:generator>
    <meta:document-statistic meta:table-count="1" meta:cell-count="11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title svg:x="6.346cm" svg:y="0.316cm" chart:style-name="ch2">
          <text:p>Overall average</text:p>
        </chart:title>
        <chart:subtitle svg:x="2.801cm" svg:y="1.275cm" chart:style-name="ch3">
          <text:p>Single and multiple parameters, across multiple object types</text:p>
        </chart:subtitle>
        <chart:legend chart:legend-position="end" svg:x="13.163cm" svg:y="1.963cm" style:legend-expansion="high" chart:style-name="ch4"/>
        <chart:plot-area chart:style-name="ch5" table:cell-range-address="benchmark_results.A1:benchmark_results.B11" chart:data-source-has-labels="both" svg:x="0.32cm" svg:y="2.138cm" svg:width="12.523cm" svg:height="6.688cm">
          <chartooo:coordinate-region svg:x="2.053cm" svg:y="2.337cm" svg:width="10.79cm" svg:height="6.29cm"/>
          <chart:axis chart:dimension="x" chart:name="primary-x" chart:style-name="ch6" chartooo:axis-type="auto">
            <chartooo:date-scale/>
            <chart:categories table:cell-range-address="benchmark_results.B1:benchmark_results.B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B2:benchmark_results.B2" chart:label-cell-address="benchmark_results.A2:benchmark_results.A2" chart:class="chart:bar">
            <chart:data-point/>
          </chart:series>
          <chart:series chart:style-name="ch10" chart:values-cell-range-address="benchmark_results.B3:benchmark_results.B3" chart:label-cell-address="benchmark_results.A3:benchmark_results.A3" chart:class="chart:bar">
            <chart:data-point/>
          </chart:series>
          <chart:series chart:style-name="ch11" chart:values-cell-range-address="benchmark_results.B4:benchmark_results.B4" chart:label-cell-address="benchmark_results.A4:benchmark_results.A4" chart:class="chart:bar">
            <chart:data-point/>
          </chart:series>
          <chart:series chart:style-name="ch12" chart:values-cell-range-address="benchmark_results.B5:benchmark_results.B5" chart:label-cell-address="benchmark_results.A5:benchmark_results.A5" chart:class="chart:bar">
            <chart:data-point/>
          </chart:series>
          <chart:series chart:style-name="ch13" chart:values-cell-range-address="benchmark_results.B6:benchmark_results.B6" chart:label-cell-address="benchmark_results.A6:benchmark_results.A6" chart:class="chart:bar">
            <chart:data-point/>
          </chart:series>
          <chart:series chart:style-name="ch14" chart:values-cell-range-address="benchmark_results.B7:benchmark_results.B7" chart:label-cell-address="benchmark_results.A7:benchmark_results.A7" chart:class="chart:bar">
            <chart:data-point/>
          </chart:series>
          <chart:series chart:style-name="ch15" chart:values-cell-range-address="benchmark_results.B8:benchmark_results.B8" chart:label-cell-address="benchmark_results.A8:benchmark_results.A8" chart:class="chart:bar">
            <chart:data-point/>
          </chart:series>
          <chart:series chart:style-name="ch16" chart:values-cell-range-address="benchmark_results.B9:benchmark_results.B9" chart:label-cell-address="benchmark_results.A9:benchmark_results.A9" chart:class="chart:bar">
            <chart:data-point/>
          </chart:series>
          <chart:series chart:style-name="ch17" chart:values-cell-range-address="benchmark_results.B10:benchmark_results.B10" chart:label-cell-address="benchmark_results.A10:benchmark_results.A10" chart:class="chart:bar">
            <chart:data-point/>
          </chart:series>
          <chart:series chart:style-name="ch18" chart:values-cell-range-address="benchmark_results.B11:benchmark_results.B11" chart:label-cell-address="benchmark_results.A11:benchmark_results.A11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(average)</text:p>
                <draw:g>
                  <svg:desc>benchmark_results.B1:benchmark_resul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54174185">
                <text:p>54174185</text:p>
                <draw:g>
                  <svg:desc>benchmark_results.B2:benchmark_results.B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37591552">
                <text:p>37591552</text:p>
                <draw:g>
                  <svg:desc>benchmark_results.B3:benchmark_results.B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10953206">
                <text:p>10953206</text:p>
                <draw:g>
                  <svg:desc>benchmark_results.B4:benchmark_results.B4</svg:desc>
                </draw:g>
              </table:table-cell>
            </table:table-row>
            <table:table-row>
              <table:table-cell office:value-type="string">
                <text:p>lodash</text:p>
                <draw:g>
                  <svg:desc>benchmark_results.A5:benchmark_results.A5</svg:desc>
                </draw:g>
              </table:table-cell>
              <table:table-cell office:value-type="float" office:value="7760981">
                <text:p>7760981</text:p>
                <draw:g>
                  <svg:desc>benchmark_results.B5:benchmark_results.B5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6:benchmark_results.A6</svg:desc>
                </draw:g>
              </table:table-cell>
              <table:table-cell office:value-type="float" office:value="6818881">
                <text:p>6818881</text:p>
                <draw:g>
                  <svg:desc>benchmark_results.B6:benchmark_results.B6</svg:desc>
                </draw:g>
              </table:table-cell>
            </table:table-row>
            <table:table-row>
              <table:table-cell office:value-type="string">
                <text:p>underscore</text:p>
                <draw:g>
                  <svg:desc>benchmark_results.A7:benchmark_results.A7</svg:desc>
                </draw:g>
              </table:table-cell>
              <table:table-cell office:value-type="float" office:value="5140473">
                <text:p>5140473</text:p>
                <draw:g>
                  <svg:desc>benchmark_results.B7:benchmark_results.B7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8:benchmark_results.A8</svg:desc>
                </draw:g>
              </table:table-cell>
              <table:table-cell office:value-type="float" office:value="4320437">
                <text:p>4320437</text:p>
                <draw:g>
                  <svg:desc>benchmark_results.B8:benchmark_results.B8</svg:desc>
                </draw:g>
              </table:table-cell>
            </table:table-row>
            <table:table-row>
              <table:table-cell office:value-type="string">
                <text:p>ramda</text:p>
                <draw:g>
                  <svg:desc>benchmark_results.A9:benchmark_results.A9</svg:desc>
                </draw:g>
              </table:table-cell>
              <table:table-cell office:value-type="float" office:value="3831370">
                <text:p>3831370</text:p>
                <draw:g>
                  <svg:desc>benchmark_results.B9:benchmark_results.B9</svg:desc>
                </draw:g>
              </table:table-cell>
            </table:table-row>
            <table:table-row>
              <table:table-cell office:value-type="string">
                <text:p>mem</text:p>
                <draw:g>
                  <svg:desc>benchmark_results.A10:benchmark_results.A10</svg:desc>
                </draw:g>
              </table:table-cell>
              <table:table-cell office:value-type="float" office:value="2679860">
                <text:p>2679860</text:p>
                <draw:g>
                  <svg:desc>benchmark_results.B10:benchmark_results.B10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11:benchmark_results.A11</svg:desc>
                </draw:g>
              </table:table-cell>
              <table:table-cell office:value-type="float" office:value="2504948">
                <text:p>2504948</text:p>
                <draw:g>
                  <svg:desc>benchmark_results.B11:benchmark_results.B1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3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3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3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bar" chart:style-name="ch1">
        <chart:title svg:x="6.227cm" svg:y="0.316cm" chart:style-name="ch2">
          <text:p>Single parameter</text:p>
        </chart:title>
        <chart:subtitle svg:x="5.499cm" svg:y="1.275cm" chart:style-name="ch3">
          <text:p>Across multiple object types</text:p>
        </chart:subtitle>
        <chart:legend chart:legend-position="end" svg:x="13.135cm" svg:y="1.962cm" style:legend-expansion="high" chart:style-name="ch4"/>
        <chart:plot-area chart:style-name="ch5" table:cell-range-address="benchmark_results.A2:benchmark_results.A11 benchmark_results.C2:benchmark_results.C11" chart:data-source-has-labels="column" svg:x="0.319cm" svg:y="2.138cm" svg:width="12.497cm" svg:height="6.687cm">
          <chartooo:coordinate-region svg:x="2.052cm" svg:y="2.338cm" svg:width="10.764cm" svg:height="6.288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C2:benchmark_results.C2" chart:label-cell-address="benchmark_results.A2:benchmark_results.A2" chart:class="chart:bar">
            <chart:data-point/>
          </chart:series>
          <chart:series chart:style-name="ch10" chart:values-cell-range-address="benchmark_results.C3:benchmark_results.C3" chart:label-cell-address="benchmark_results.A3:benchmark_results.A3" chart:class="chart:bar">
            <chart:data-point/>
          </chart:series>
          <chart:series chart:style-name="ch11" chart:values-cell-range-address="benchmark_results.C4:benchmark_results.C4" chart:label-cell-address="benchmark_results.A4:benchmark_results.A4" chart:class="chart:bar">
            <chart:data-point/>
          </chart:series>
          <chart:series chart:style-name="ch12" chart:values-cell-range-address="benchmark_results.C5:benchmark_results.C5" chart:label-cell-address="benchmark_results.A5:benchmark_results.A5" chart:class="chart:bar">
            <chart:data-point/>
          </chart:series>
          <chart:series chart:style-name="ch13" chart:values-cell-range-address="benchmark_results.C6:benchmark_results.C6" chart:label-cell-address="benchmark_results.A6:benchmark_results.A6" chart:class="chart:bar">
            <chart:data-point/>
          </chart:series>
          <chart:series chart:style-name="ch14" chart:values-cell-range-address="benchmark_results.C7:benchmark_results.C7" chart:label-cell-address="benchmark_results.A7:benchmark_results.A7" chart:class="chart:bar">
            <chart:data-point/>
          </chart:series>
          <chart:series chart:style-name="ch15" chart:values-cell-range-address="benchmark_results.C8:benchmark_results.C8" chart:label-cell-address="benchmark_results.A8:benchmark_results.A8" chart:class="chart:bar">
            <chart:data-point/>
          </chart:series>
          <chart:series chart:style-name="ch16" chart:values-cell-range-address="benchmark_results.C9:benchmark_results.C9" chart:label-cell-address="benchmark_results.A9:benchmark_results.A9" chart:class="chart:bar">
            <chart:data-point/>
          </chart:series>
          <chart:series chart:style-name="ch17" chart:values-cell-range-address="benchmark_results.C10:benchmark_results.C10" chart:label-cell-address="benchmark_results.A10:benchmark_results.A10" chart:class="chart:bar">
            <chart:data-point/>
          </chart:series>
          <chart:series chart:style-name="ch18" chart:values-cell-range-address="benchmark_results.C11:benchmark_results.C11" chart:label-cell-address="benchmark_results.A11:benchmark_results.A11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63114600">
                <text:p>63114600</text:p>
                <draw:g>
                  <svg:desc>benchmark_results.C2:benchmark_results.C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74183948">
                <text:p>74183948</text:p>
                <draw:g>
                  <svg:desc>benchmark_results.C3:benchmark_results.C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13429670">
                <text:p>13429670</text:p>
                <draw:g>
                  <svg:desc>benchmark_results.C4:benchmark_results.C4</svg:desc>
                </draw:g>
              </table:table-cell>
            </table:table-row>
            <table:table-row>
              <table:table-cell office:value-type="string">
                <text:p>lodash</text:p>
                <draw:g>
                  <svg:desc>benchmark_results.A5:benchmark_results.A5</svg:desc>
                </draw:g>
              </table:table-cell>
              <table:table-cell office:value-type="float" office:value="14392042">
                <text:p>14392042</text:p>
                <draw:g>
                  <svg:desc>benchmark_results.C5:benchmark_results.C5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6:benchmark_results.A6</svg:desc>
                </draw:g>
              </table:table-cell>
              <table:table-cell office:value-type="float" office:value="7216322">
                <text:p>7216322</text:p>
                <draw:g>
                  <svg:desc>benchmark_results.C6:benchmark_results.C6</svg:desc>
                </draw:g>
              </table:table-cell>
            </table:table-row>
            <table:table-row>
              <table:table-cell office:value-type="string">
                <text:p>underscore</text:p>
                <draw:g>
                  <svg:desc>benchmark_results.A7:benchmark_results.A7</svg:desc>
                </draw:g>
              </table:table-cell>
              <table:table-cell office:value-type="float" office:value="9073217">
                <text:p>9073217</text:p>
                <draw:g>
                  <svg:desc>benchmark_results.C7:benchmark_results.C7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8:benchmark_results.A8</svg:desc>
                </draw:g>
              </table:table-cell>
              <table:table-cell office:value-type="float" office:value="4784512">
                <text:p>4784512</text:p>
                <draw:g>
                  <svg:desc>benchmark_results.C8:benchmark_results.C8</svg:desc>
                </draw:g>
              </table:table-cell>
            </table:table-row>
            <table:table-row>
              <table:table-cell office:value-type="string">
                <text:p>ramda</text:p>
                <draw:g>
                  <svg:desc>benchmark_results.A9:benchmark_results.A9</svg:desc>
                </draw:g>
              </table:table-cell>
              <table:table-cell office:value-type="float" office:value="6470175">
                <text:p>6470175</text:p>
                <draw:g>
                  <svg:desc>benchmark_results.C9:benchmark_results.C9</svg:desc>
                </draw:g>
              </table:table-cell>
            </table:table-row>
            <table:table-row>
              <table:table-cell office:value-type="string">
                <text:p>mem</text:p>
                <draw:g>
                  <svg:desc>benchmark_results.A10:benchmark_results.A10</svg:desc>
                </draw:g>
              </table:table-cell>
              <table:table-cell office:value-type="float" office:value="4138450">
                <text:p>4138450</text:p>
                <draw:g>
                  <svg:desc>benchmark_results.C10:benchmark_results.C10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11:benchmark_results.A11</svg:desc>
                </draw:g>
              </table:table-cell>
              <table:table-cell office:value-type="float" office:value="3224227">
                <text:p>3224227</text:p>
                <draw:g>
                  <svg:desc>benchmark_results.C11:benchmark_results.C11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bar" chart:style-name="ch1">
        <chart:title svg:x="5.963cm" svg:y="0.316cm" chart:style-name="ch2">
          <text:p>Multiple parameters</text:p>
        </chart:title>
        <chart:subtitle svg:x="5.513cm" svg:y="1.275cm" chart:style-name="ch3">
          <text:p>Across multiple object types</text:p>
        </chart:subtitle>
        <chart:legend chart:legend-position="end" svg:x="13.163cm" svg:y="1.962cm" style:legend-expansion="high" chart:style-name="ch4"/>
        <chart:plot-area chart:style-name="ch5" table:cell-range-address="benchmark_results.A2:benchmark_results.A11 benchmark_results.D2:benchmark_results.D11" chart:data-source-has-labels="column" svg:x="0.32cm" svg:y="2.138cm" svg:width="12.523cm" svg:height="6.687cm">
          <chartooo:coordinate-region svg:x="2.053cm" svg:y="2.337cm" svg:width="10.79cm" svg:height="6.28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D2:benchmark_results.D2" chart:label-cell-address="benchmark_results.A2:benchmark_results.A2" chart:class="chart:bar">
            <chart:data-point/>
          </chart:series>
          <chart:series chart:style-name="ch10" chart:values-cell-range-address="benchmark_results.D3:benchmark_results.D3" chart:label-cell-address="benchmark_results.A3:benchmark_results.A3" chart:class="chart:bar">
            <chart:data-point/>
          </chart:series>
          <chart:series chart:style-name="ch11" chart:values-cell-range-address="benchmark_results.D4:benchmark_results.D4" chart:label-cell-address="benchmark_results.A4:benchmark_results.A4" chart:class="chart:bar">
            <chart:data-point/>
          </chart:series>
          <chart:series chart:style-name="ch12" chart:values-cell-range-address="benchmark_results.D5:benchmark_results.D5" chart:label-cell-address="benchmark_results.A5:benchmark_results.A5" chart:class="chart:bar">
            <chart:data-point/>
          </chart:series>
          <chart:series chart:style-name="ch13" chart:values-cell-range-address="benchmark_results.D6:benchmark_results.D6" chart:label-cell-address="benchmark_results.A6:benchmark_results.A6" chart:class="chart:bar">
            <chart:data-point/>
          </chart:series>
          <chart:series chart:style-name="ch14" chart:values-cell-range-address="benchmark_results.D7:benchmark_results.D7" chart:label-cell-address="benchmark_results.A7:benchmark_results.A7" chart:class="chart:bar">
            <chart:data-point/>
          </chart:series>
          <chart:series chart:style-name="ch15" chart:values-cell-range-address="benchmark_results.D8:benchmark_results.D8" chart:label-cell-address="benchmark_results.A8:benchmark_results.A8" chart:class="chart:bar">
            <chart:data-point/>
          </chart:series>
          <chart:series chart:style-name="ch16" chart:values-cell-range-address="benchmark_results.D9:benchmark_results.D9" chart:label-cell-address="benchmark_results.A9:benchmark_results.A9" chart:class="chart:bar">
            <chart:data-point/>
          </chart:series>
          <chart:series chart:style-name="ch17" chart:values-cell-range-address="benchmark_results.D10:benchmark_results.D10" chart:label-cell-address="benchmark_results.A10:benchmark_results.A10" chart:class="chart:bar">
            <chart:data-point/>
          </chart:series>
          <chart:series chart:style-name="ch18" chart:values-cell-range-address="benchmark_results.D11:benchmark_results.D11" chart:label-cell-address="benchmark_results.A11:benchmark_results.A11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45233770">
                <text:p>45233770</text:p>
                <draw:g>
                  <svg:desc>benchmark_results.D2:benchmark_results.D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999155">
                <text:p>999155</text:p>
                <draw:g>
                  <svg:desc>benchmark_results.D3:benchmark_results.D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8476743">
                <text:p>8476743</text:p>
                <draw:g>
                  <svg:desc>benchmark_results.D4:benchmark_results.D4</svg:desc>
                </draw:g>
              </table:table-cell>
            </table:table-row>
            <table:table-row>
              <table:table-cell office:value-type="string">
                <text:p>lodash</text:p>
                <draw:g>
                  <svg:desc>benchmark_results.A5:benchmark_results.A5</svg:desc>
                </draw:g>
              </table:table-cell>
              <table:table-cell office:value-type="float" office:value="1129921">
                <text:p>1129921</text:p>
                <draw:g>
                  <svg:desc>benchmark_results.D5:benchmark_results.D5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6:benchmark_results.A6</svg:desc>
                </draw:g>
              </table:table-cell>
              <table:table-cell office:value-type="float" office:value="6421440">
                <text:p>6421440</text:p>
                <draw:g>
                  <svg:desc>benchmark_results.D6:benchmark_results.D6</svg:desc>
                </draw:g>
              </table:table-cell>
            </table:table-row>
            <table:table-row>
              <table:table-cell office:value-type="string">
                <text:p>underscore</text:p>
                <draw:g>
                  <svg:desc>benchmark_results.A7:benchmark_results.A7</svg:desc>
                </draw:g>
              </table:table-cell>
              <table:table-cell office:value-type="float" office:value="1207730">
                <text:p>1207730</text:p>
                <draw:g>
                  <svg:desc>benchmark_results.D7:benchmark_results.D7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8:benchmark_results.A8</svg:desc>
                </draw:g>
              </table:table-cell>
              <table:table-cell office:value-type="float" office:value="3856362">
                <text:p>3856362</text:p>
                <draw:g>
                  <svg:desc>benchmark_results.D8:benchmark_results.D8</svg:desc>
                </draw:g>
              </table:table-cell>
            </table:table-row>
            <table:table-row>
              <table:table-cell office:value-type="string">
                <text:p>ramda</text:p>
                <draw:g>
                  <svg:desc>benchmark_results.A9:benchmark_results.A9</svg:desc>
                </draw:g>
              </table:table-cell>
              <table:table-cell office:value-type="float" office:value="1192564">
                <text:p>1192564</text:p>
                <draw:g>
                  <svg:desc>benchmark_results.D9:benchmark_results.D9</svg:desc>
                </draw:g>
              </table:table-cell>
            </table:table-row>
            <table:table-row>
              <table:table-cell office:value-type="string">
                <text:p>mem</text:p>
                <draw:g>
                  <svg:desc>benchmark_results.A10:benchmark_results.A10</svg:desc>
                </draw:g>
              </table:table-cell>
              <table:table-cell office:value-type="float" office:value="1221271">
                <text:p>1221271</text:p>
                <draw:g>
                  <svg:desc>benchmark_results.D10:benchmark_results.D10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11:benchmark_results.A11</svg:desc>
                </draw:g>
              </table:table-cell>
              <table:table-cell office:value-type="float" office:value="1785669">
                <text:p>1785669</text:p>
                <draw:g>
                  <svg:desc>benchmark_results.D11:benchmark_results.D11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